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458in" fo:margin-left="0.0563in" table:align="left"/>
    </style:style>
    <style:style style:name="Tableau1.A" style:family="table-column">
      <style:table-column-properties style:column-width="6.6458in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background-color="#cccccc" fo:padding="0in" fo:border="none">
        <style:background-image/>
      </style:table-cell-properties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in" fo:border="none"/>
    </style:style>
    <style:style style:name="Tableau1.A4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paragraph-rsid="0006bffc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6bffc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83e33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a46c6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ec733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paragraph-rsid="0006bffc" style:font-weight-asian="bold" style:font-weight-complex="bold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rsid="000e3e9c" officeooo:paragraph-rsid="000a46c6" style:font-weight-asian="bold" style:font-weight-complex="bold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rsid="000ec733" officeooo:paragraph-rsid="000ec733" style:font-weight-asian="bold" style:font-weight-complex="bold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rsid="000abe02" officeooo:paragraph-rsid="000abe02" style:font-weight-asian="bold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rsid="001190fe" officeooo:paragraph-rsid="001190fe" style:font-weight-asian="bold" style:font-weight-complex="bold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normal" officeooo:rsid="000acec0" officeooo:paragraph-rsid="000a46c6" style:font-weight-asian="normal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rsid="001190fe" officeooo:paragraph-rsid="001190fe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officeooo:paragraph-rsid="0006bffc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officeooo:paragraph-rsid="00083e33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  <style:text-properties fo:font-weight="bold" officeooo:rsid="000abe02" officeooo:paragraph-rsid="00128ec6" style:font-weight-asian="bold" style:font-weight-complex="bold"/>
    </style:style>
    <style:style style:name="T1" style:family="text">
      <style:text-properties officeooo:rsid="0016b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fd7f" style:font-weight-asian="bold" style:font-weight-complex="bold"/>
    </style:style>
    <style:style style:name="T4" style:family="text">
      <style:text-properties fo:font-weight="bold" officeooo:rsid="000acec0" style:font-weight-asian="bold" style:font-weight-complex="bold"/>
    </style:style>
    <style:style style:name="T5" style:family="text">
      <style:text-properties fo:font-weight="bold" officeooo:rsid="000e3e9c" style:font-weight-asian="bold" style:font-weight-complex="bold"/>
    </style:style>
    <style:style style:name="T6" style:family="text">
      <style:text-properties fo:font-weight="bold" officeooo:rsid="00128ec6" style:font-weight-asian="bold" style:font-weight-complex="bold"/>
    </style:style>
    <style:style style:name="T7" style:family="text">
      <style:text-properties fo:font-weight="bold" officeooo:rsid="00083e33" style:font-weight-asian="bold" style:font-weight-complex="bold"/>
    </style:style>
    <style:style style:name="T8" style:family="text">
      <style:text-properties fo:font-weight="bold" officeooo:rsid="0012b17d" style:font-weight-asian="bold" style:font-weight-complex="bold"/>
    </style:style>
    <style:style style:name="T9" style:family="text">
      <style:text-properties fo:font-weight="normal" officeooo:rsid="000f20db" style:font-weight-asian="normal" style:font-weight-complex="normal"/>
    </style:style>
    <style:style style:name="T10" style:family="text">
      <style:text-properties officeooo:rsid="00128e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Cas n° </text:span><text:span text:style-name="Strong_20_Emphasis"><text:span text:style-name="T3">X</text:span></text:span></text:p>
            <text:p text:style-name="P6"><text:bookmark text:name="r-2111854"/>Nom :</text:p>
            <text:p text:style-name="P2"><text:bookmark text:name="r-2111855"/><text:span text:style-name="Strong_20_Emphasis">Acteur(s) :</text:span><text:line-break/><text:span text:style-name="Strong_20_Emphasis">Description :</text:span><text:line-break/><text:span text:style-name="Strong_20_Emphasis">Auteur :</text:span> <text:span text:style-name="T1">Jean-Martial LE MAGOROU</text:span><text:line-break/><text:span text:style-name="Strong_20_Emphasis">Date(s) :</text:span></text:p>
            <text:p text:style-name="P3"><text:bookmark text:name="r-2130207"/><text:span text:style-name="Strong_20_Emphasis">Pré-conditions :</text:span></text:p>
            <text:p text:style-name="P3"><text:span text:style-name="Strong_20_Emphasis">Démarrage :</text:span></text:p>
          </table:table-cell>
        </table:table-row>
        <table:table-row table:style-name="Tableau1.2">
          <table:table-cell table:style-name="Tableau1.A4" office:value-type="string">
            <text:p text:style-name="P2"><text:span text:style-name="Strong_20_Emphasis">DESCRIPTION</text:span></text:p>
            <text:p text:style-name="P2"><text:bookmark text:name="r-2111859"/><text:span text:style-name="Strong_20_Emphasis">Le scénario nominal</text:span></text:p>
            <text:p text:style-name="P12">1. - </text:p>
            <text:p text:style-name="P4"><text:span text:style-name="T4">Le</text:span><text:span text:style-name="T5">(s)</text:span><text:span text:style-name="T4"> scénario</text:span><text:span text:style-name="T5">(s)</text:span><text:span text:style-name="T4"> alternatif</text:span><text:span text:style-name="T5">(s)</text:span></text:p>
            <text:p text:style-name="P7">Le(s) scénario(s) d’exception</text:p>
            <text:p text:style-name="P11">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<text:span text:style-name="T6">FIN</text:span></text:span><text:span text:style-name="Strong_20_Emphasis"> :</text:span></text:p>
            <text:p text:style-name="P8"><text:span text:style-name="Strong_20_Emphasis">Scenario nominal : </text:span></text:p>
            <text:p text:style-name="P8"><text:span text:style-name="Strong_20_Emphasis"><text:span text:style-name="T2">Scenario d’exception : </text:span></text:span></text:p>
            <text:p text:style-name="P13"><text:s/></text:p>
          </table:table-cell>
        </table:table-row>
        <table:table-row table:style-name="Tableau1.2">
          <table:table-cell table:style-name="Tableau1.A4" office:value-type="string">
            <text:p text:style-name="P5"><text:span text:style-name="Strong_20_Emphasis">P</text:span><text:span text:style-name="Strong_20_Emphasis"><text:span text:style-name="T6">OST-CONDITIONS</text:span></text:span><text:span text:style-name="Strong_20_Emphasis">:</text:span></text:p>
            <text:p text:style-name="P5"><text:bookmark text:name="r-21579131"/><text:bookmark text:name="r-21119031"/><text:bookmark text:name="r-21119001"/><text:span text:style-name="Strong_20_Emphasis">Scénario nominal : </text:span></text:p>
            <text:p text:style-name="P5"><text:span text:style-name="Strong_20_Emphasis"><text:span text:style-name="T9"/>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T8">COMPLÉMENTS</text:span><text:span text:style-name="T7"> : </text:span></text:p>
            <text:p text:style-name="P15">Ergonomie : </text:p>
            <text:p text:style-name="P15">Problèmes non résolus : </text:p>
            <text:p text:style-name="P10">Performances attendues :</text:p>
            <text:p text:style-name="P9">Contraintes techniques ou autres :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29T16:02:57.071354219</meta:creation-date>
    <dc:date>2020-03-23T17:15:15.301612143</dc:date>
    <meta:editing-duration>PT35M24S</meta:editing-duration>
    <meta:editing-cycles>8</meta:editing-cycles>
    <meta:generator>LibreOffice/6.3.5.2$Linux_X86_64 LibreOffice_project/30$Build-2</meta:generator>
    <meta:document-statistic meta:table-count="1" meta:image-count="0" meta:object-count="0" meta:page-count="1" meta:paragraph-count="21" meta:word-count="60" meta:character-count="395" meta:non-whitespace-character-count="346"/>
  </office:meta>
</office:document-meta>
</file>